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</office:automatic-styles>
  <office:body>
    <office:text>
      <text:variable-decls>
        <text:variable-decl office:value-type="float" text:name="Variabilité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1" text:name="Champêtre"/>
      </text:user-field-decls>
      <text:p text:style-name="Standard">Today is <text:date style:data-style-name="N37" text:date-value="2009-08-12T15:17:21" text:fixed="true">12/08/09</text:date> <text:time style:data-style-name="N41" text:time-value="2009-08-12T15:17:27" text:fixed="true">15:17:27</text:time>.</text:p>
      <text:p text:style-name="Standard">This document is named <text:title>Intitulé</text:title>.</text:p>
      <text:p text:style-name="Standard">This is page <text:page-number text:select-page="current">1</text:page-number> out of <text:page-count>1</text:page-count>.</text:p>
      <text:p text:style-name="Standard">Reference to page <text:reference-mark text:name="Référence"/><text:reference-ref text:reference-format="page" text:ref-name="Référence">1</text:reference-ref>.</text:p>
      <text:p text:style-name="Standard">Declaring variable <text:variable-set text:name="Variabilité" office:value-type="float" office:value="123" style:data-style-name="N1">123</text:variable-set>.</text:p>
      <text:p text:style-name="Standard">Inserting variable <text:variable-get text:name="Variabilité" office:value-type="float" style:data-style-name="N0">123</text:variable-get>.</text:p>
      <text:p text:style-name="Standard">Inserting a user field <text:user-field-get style:data-style-name="N99" text:name="Champêtre">VRAI</text:user-field-get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2T15:16:30</meta:creation-date>
    <meta:editing-cycles>2</meta:editing-cycles>
    <meta:editing-duration>PT00H10M56S</meta:editing-duration>
    <dc:title>Intitulé</dc:title>
    <dc:date>2009-08-12T15:27:26</dc:date>
    <meta:generator>OpenOffice.org/3.1$Unix OpenOffice.org_project/310m11$Build-9399</meta:generator>
    <meta:document-statistic meta:table-count="0" meta:image-count="0" meta:object-count="0" meta:page-count="1" meta:paragraph-count="7" meta:word-count="32" meta:character-count="178"/>
  </office:meta>
</office:document-meta>
</file>